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DDDDDD" fo:border-bottom="2pt solid #CCCCCC" fo:border-left="thin solid #DDDDDD" fo:border-right="2pt solid #CCCCCC" style:vertical-align="middle" fo:wrap-option="wrap" fo:background-color="#E6E6E6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DDDDDD" fo:border-bottom="2pt solid #CCCCCC" fo:border-left="none" fo:border-right="2pt solid #CCCCCC" style:vertical-align="middle" fo:wrap-option="wrap" fo:background-color="#E6E6E6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26" style:data-style-name="N0">
      <style:table-cell-properties fo:border-top="none" fo:border-bottom="2pt solid #CCCCCC" fo:border-left="thin solid #DDDDDD" fo:border-right="2pt solid #CCCCCC" style:vertical-align="automatic" fo:background-color="#F7F7F7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26" style:data-style-name="N0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26" style:data-style-name="N19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32_27" style:data-style-name="N0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32_28" style:data-style-name="N0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Normal_32_28" style:data-style-name="N1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Normal_32_28" style:data-style-name="N4">
      <style:table-cell-properties fo:border-top="none" fo:border-bottom="2pt solid #CCCCCC" fo:border-left="none" fo:border-right="2pt solid #CCCCCC" style:vertical-align="automatic" fo:background-color="#F7F7F7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87375cm" style:use-optimal-column-width="true"/>
    </style:style>
    <style:style style:name="co5" style:family="table-column">
      <style:table-column-properties fo:break-before="auto" style:column-width="4.49791666666667cm" style:use-optimal-column-width="true"/>
    </style:style>
    <style:style style:name="co6" style:family="table-column">
      <style:table-column-properties fo:break-before="auto" style:column-width="4.57729166666667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1.64041666666667cm" style:use-optimal-column-width="true"/>
    </style:style>
    <style:style style:name="co10" style:family="table-column">
      <style:table-column-properties fo:break-before="auto" style:column-width="4.445cm" style:use-optimal-column-width="true"/>
    </style:style>
    <style:style style:name="co11" style:family="table-column">
      <style:table-column-properties fo:break-before="auto" style:column-width="8.28145833333333cm" style:use-optimal-column-width="true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Apr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perty, Plant and Equipment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XMA LTD</text:p>
          </table:table-cell>
          <table:table-cell office:value-type="float" office:value="41833332" table:style-name="ce10">
            <text:p>41833332</text:p>
          </table:table-cell>
          <table:table-cell office:value-type="float" office:value="1394965.44" table:style-name="ce11">
            <text:p>1,394,965.44</text:p>
          </table:table-cell>
          <table:table-cell office:value-type="string" table:style-name="ce9">
            <text:p>Property, Plant and Equip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1833335" table:style-name="ce10">
            <text:p>41833335</text:p>
          </table:table-cell>
          <table:table-cell office:value-type="float" office:value="708600" table:style-name="ce11">
            <text:p>708,6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1833336" table:style-name="ce10">
            <text:p>41833336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Contract Maintenance Grounds Gardens Land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DEPARTMENT OF HEALTH</text:p>
          </table:table-cell>
          <table:table-cell office:value-type="float" office:value="41850640" table:style-name="ce10">
            <text:p>41850640</text:p>
          </table:table-cell>
          <table:table-cell office:value-type="float" office:value="91068.96" table:style-name="ce11">
            <text:p>91,068.96</text:p>
          </table:table-cell>
          <table:table-cell office:value-type="string" table:style-name="ce9">
            <text:p>Service Charg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1869257" table:style-name="ce10">
            <text:p>41869257</text:p>
          </table:table-cell>
          <table:table-cell office:value-type="float" office:value="61706.36" table:style-name="ce11">
            <text:p>61,706.36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CC GROUP SECURITY SERVICES LTD</text:p>
          </table:table-cell>
          <table:table-cell office:value-type="float" office:value="41871926" table:style-name="ce10">
            <text:p>41871926</text:p>
          </table:table-cell>
          <table:table-cell office:value-type="float" office:value="29160" table:style-name="ce11">
            <text:p>29,16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1871936" table:style-name="ce10">
            <text:p>41871936</text:p>
          </table:table-cell>
          <table:table-cell office:value-type="float" office:value="26427.59" table:style-name="ce11">
            <text:p>26,427.5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perty, Plant and Equipment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INSIGHT DIRECT (UK) LTD</text:p>
          </table:table-cell>
          <table:table-cell office:value-type="float" office:value="41900679" table:style-name="ce10">
            <text:p>41900679</text:p>
          </table:table-cell>
          <table:table-cell office:value-type="float" office:value="51612.79" table:style-name="ce11">
            <text:p>51,612.79</text:p>
          </table:table-cell>
          <table:table-cell office:value-type="string" table:style-name="ce9">
            <text:p>Property, Plant and Equip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1916977" table:style-name="ce10">
            <text:p>41916977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1926156" table:style-name="ce10">
            <text:p>41926156</text:p>
          </table:table-cell>
          <table:table-cell office:value-type="float" office:value="84674.6" table:style-name="ce11">
            <text:p>84,674.6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1926160" table:style-name="ce10">
            <text:p>41926160</text:p>
          </table:table-cell>
          <table:table-cell office:value-type="float" office:value="76360" table:style-name="ce11">
            <text:p>76,360.00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1926904" table:style-name="ce10">
            <text:p>41926904</text:p>
          </table:table-cell>
          <table:table-cell office:value-type="float" office:value="273702.59999999998" table:style-name="ce11">
            <text:p>273,702.6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1926908" table:style-name="ce10">
            <text:p>41926908</text:p>
          </table:table-cell>
          <table:table-cell office:value-type="float" office:value="147405" table:style-name="ce11">
            <text:p>147,405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1934773" table:style-name="ce10">
            <text:p>41934773</text:p>
          </table:table-cell>
          <table:table-cell office:value-type="float" office:value="182520" table:style-name="ce11">
            <text:p>182,52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1952502" table:style-name="ce10">
            <text:p>41952502</text:p>
          </table:table-cell>
          <table:table-cell office:value-type="float" office:value="58298.080000000002" table:style-name="ce11">
            <text:p>58,298.08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1953872" table:style-name="ce10">
            <text:p>41953872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IPSOS MORI NORTH</text:p>
          </table:table-cell>
          <table:table-cell office:value-type="float" office:value="41953936" table:style-name="ce10">
            <text:p>41953936</text:p>
          </table:table-cell>
          <table:table-cell office:value-type="float" office:value="43200" table:style-name="ce11">
            <text:p>43,200.00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1953940" table:style-name="ce10">
            <text:p>41953940</text:p>
          </table:table-cell>
          <table:table-cell office:value-type="float" office:value="186931.34" table:style-name="ce11">
            <text:p>186,931.34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037858" table:style-name="ce10">
            <text:p>42037858</text:p>
          </table:table-cell>
          <table:table-cell office:value-type="float" office:value="30405.05" table:style-name="ce11">
            <text:p>30,405.05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TRUSTMARQUE SOLUTIONS LTD</text:p>
          </table:table-cell>
          <table:table-cell office:value-type="float" office:value="42045303" table:style-name="ce10">
            <text:p>42045303</text:p>
          </table:table-cell>
          <table:table-cell office:value-type="float" office:value="363573" table:style-name="ce11">
            <text:p>363,573.00</text:p>
          </table:table-cell>
          <table:table-cell office:value-type="string" table:style-name="ce9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077479" table:style-name="ce10">
            <text:p>42077479</text:p>
          </table:table-cell>
          <table:table-cell office:value-type="float" office:value="41069.300000000003" table:style-name="ce11">
            <text:p>41,069.3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MOLONEY SEARCH LTD</text:p>
          </table:table-cell>
          <table:table-cell office:value-type="float" office:value="42078126" table:style-name="ce10">
            <text:p>42078126</text:p>
          </table:table-cell>
          <table:table-cell office:value-type="float" office:value="40320" table:style-name="ce11">
            <text:p>40,320.0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102285" table:style-name="ce10">
            <text:p>42102285</text:p>
          </table:table-cell>
          <table:table-cell office:value-type="float" office:value="34755.440000000002" table:style-name="ce11">
            <text:p>34,755.44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Telephone Rental and Call Charg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PUZZEL LTD</text:p>
          </table:table-cell>
          <table:table-cell office:value-type="float" office:value="42104882" table:style-name="ce10">
            <text:p>42104882</text:p>
          </table:table-cell>
          <table:table-cell office:value-type="float" office:value="30420" table:style-name="ce11">
            <text:p>30,420.00</text:p>
          </table:table-cell>
          <table:table-cell office:value-type="string" table:style-name="ce9">
            <text:p>IT Telecommunication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BINET OFFICE</text:p>
          </table:table-cell>
          <table:table-cell office:value-type="float" office:value="42105568" table:style-name="ce10">
            <text:p>42105568</text:p>
          </table:table-cell>
          <table:table-cell office:value-type="float" office:value="33149.56" table:style-name="ce11">
            <text:p>33,149.56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4-30T00:00:00" table:style-name="ce7">
            <text:p>30/04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2138223" table:style-name="ce10">
            <text:p>42138223</text:p>
          </table:table-cell>
          <table:table-cell office:value-type="float" office:value="27729" table:style-name="ce11">
            <text:p>27,729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number-rows-repeated="24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Apr''22'.$A$1:'Apr''22'.$XFD$2" table:base-cell-address="'Apr''22'.$A$1"/>
        </table:named-expressions>
      </table:table>
      <table:table table:name="May'22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May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TRUSTMARQUE SOLUTIONS LTD</text:p>
          </table:table-cell>
          <table:table-cell office:value-type="float" office:value="42156103" table:style-name="ce10">
            <text:p>42156103</text:p>
          </table:table-cell>
          <table:table-cell office:value-type="float" office:value="81340.179999999993" table:style-name="ce11">
            <text:p>81,340.18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2171829" table:style-name="ce10">
            <text:p>42171829</text:p>
          </table:table-cell>
          <table:table-cell office:value-type="float" office:value="708600" table:style-name="ce11">
            <text:p>708,600.00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2182428" table:style-name="ce10">
            <text:p>42182428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209560" table:style-name="ce10">
            <text:p>42209560</text:p>
          </table:table-cell>
          <table:table-cell office:value-type="float" office:value="50038" table:style-name="ce11">
            <text:p>50,038.00</text:p>
          </table:table-cell>
          <table:table-cell office:value-type="string" table:style-name="ce8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211594" table:style-name="ce10">
            <text:p>42211594</text:p>
          </table:table-cell>
          <table:table-cell office:value-type="float" office:value="53694.76" table:style-name="ce11">
            <text:p>53,694.76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Training Expens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LEARNING POOL LTD</text:p>
          </table:table-cell>
          <table:table-cell office:value-type="float" office:value="42225035" table:style-name="ce10">
            <text:p>42225035</text:p>
          </table:table-cell>
          <table:table-cell office:value-type="float" office:value="30480" table:style-name="ce11">
            <text:p>30,480.00</text:p>
          </table:table-cell>
          <table:table-cell office:value-type="string" table:style-name="ce8">
            <text:p>Training and Develop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RRIS &amp; SPOTTISWOOD LTD</text:p>
          </table:table-cell>
          <table:table-cell office:value-type="float" office:value="42225157" table:style-name="ce10">
            <text:p>42225157</text:p>
          </table:table-cell>
          <table:table-cell office:value-type="float" office:value="39553.85" table:style-name="ce11">
            <text:p>39,553.85</text:p>
          </table:table-cell>
          <table:table-cell office:value-type="string" table:style-name="ce8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OPEN ANSWERS LTD</text:p>
          </table:table-cell>
          <table:table-cell office:value-type="float" office:value="42229901" table:style-name="ce10">
            <text:p>42229901</text:p>
          </table:table-cell>
          <table:table-cell office:value-type="float" office:value="114705.4" table:style-name="ce11">
            <text:p>114,705.40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251806" table:style-name="ce10">
            <text:p>42251806</text:p>
          </table:table-cell>
          <table:table-cell office:value-type="float" office:value="58046.93" table:style-name="ce11">
            <text:p>58,046.93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2277346" table:style-name="ce10">
            <text:p>42277346</text:p>
          </table:table-cell>
          <table:table-cell office:value-type="float" office:value="86986.6" table:style-name="ce11">
            <text:p>86,986.60</text:p>
          </table:table-cell>
          <table:table-cell office:value-type="string" table:style-name="ce8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2294168" table:style-name="ce10">
            <text:p>42294168</text:p>
          </table:table-cell>
          <table:table-cell office:value-type="float" office:value="56156" table:style-name="ce11">
            <text:p>56,156.00</text:p>
          </table:table-cell>
          <table:table-cell office:value-type="string" table:style-name="ce8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2294376" table:style-name="ce10">
            <text:p>42294376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PROBRAND LTD</text:p>
          </table:table-cell>
          <table:table-cell office:value-type="float" office:value="42294539" table:style-name="ce10">
            <text:p>42294539</text:p>
          </table:table-cell>
          <table:table-cell office:value-type="float" office:value="28815.61" table:style-name="ce11">
            <text:p>28,815.61</text:p>
          </table:table-cell>
          <table:table-cell office:value-type="string" table:style-name="ce8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float" office:value="0" table:formula="of:=#N/A" table:style-name="ce8">
            <text:p>#N/A</text:p>
          </table:table-cell>
          <table:table-cell office:value-type="string" table:style-name="ce9">
            <text:p>SMART SURVEY LTD</text:p>
          </table:table-cell>
          <table:table-cell office:value-type="float" office:value="42294540" table:style-name="ce10">
            <text:p>42294540</text:p>
          </table:table-cell>
          <table:table-cell office:value-type="float" office:value="54000" table:style-name="ce11">
            <text:p>54,000.00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2305770" table:style-name="ce10">
            <text:p>42305770</text:p>
          </table:table-cell>
          <table:table-cell office:value-type="float" office:value="176980.94" table:style-name="ce11">
            <text:p>176,980.94</text:p>
          </table:table-cell>
          <table:table-cell office:value-type="string" table:style-name="ce8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LA FOSSE ASSOCIATES</text:p>
          </table:table-cell>
          <table:table-cell office:value-type="float" office:value="42320542" table:style-name="ce10">
            <text:p>42320542</text:p>
          </table:table-cell>
          <table:table-cell office:value-type="float" office:value="30360" table:style-name="ce11">
            <text:p>30,360.00</text:p>
          </table:table-cell>
          <table:table-cell office:value-type="string" table:style-name="ce8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2324687" table:style-name="ce10">
            <text:p>42324687</text:p>
          </table:table-cell>
          <table:table-cell office:value-type="float" office:value="30567" table:style-name="ce11">
            <text:p>30,567.00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Telephone Rental and Call Charg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PUZZEL LTD</text:p>
          </table:table-cell>
          <table:table-cell office:value-type="float" office:value="42324691" table:style-name="ce10">
            <text:p>42324691</text:p>
          </table:table-cell>
          <table:table-cell office:value-type="float" office:value="512748" table:style-name="ce11">
            <text:p>512,748.00</text:p>
          </table:table-cell>
          <table:table-cell office:value-type="string" table:style-name="ce8">
            <text:p>IT Telecommunication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BINET OFFICE</text:p>
          </table:table-cell>
          <table:table-cell office:value-type="float" office:value="42325126" table:style-name="ce10">
            <text:p>42325126</text:p>
          </table:table-cell>
          <table:table-cell office:value-type="float" office:value="98400" table:style-name="ce11">
            <text:p>98,400.00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2328831" table:style-name="ce10">
            <text:p>42328831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351767" table:style-name="ce10">
            <text:p>42351767</text:p>
          </table:table-cell>
          <table:table-cell office:value-type="float" office:value="28525.64" table:style-name="ce11">
            <text:p>28,525.64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BRUNTWOOD AVIVA 2 LTD</text:p>
          </table:table-cell>
          <table:table-cell office:value-type="float" office:value="42397891" table:style-name="ce10">
            <text:p>42397891</text:p>
          </table:table-cell>
          <table:table-cell office:value-type="float" office:value="42947.7" table:style-name="ce11">
            <text:p>42,947.70</text:p>
          </table:table-cell>
          <table:table-cell office:value-type="string" table:style-name="ce8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PEOPLE ASSET MANAGEMENT LTD T/A PAM OH SOLUTIONS</text:p>
          </table:table-cell>
          <table:table-cell office:value-type="float" office:value="42397900" table:style-name="ce10">
            <text:p>42397900</text:p>
          </table:table-cell>
          <table:table-cell office:value-type="float" office:value="33782.400000000001" table:style-name="ce11">
            <text:p>33,782.40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414674" table:style-name="ce10">
            <text:p>42414674</text:p>
          </table:table-cell>
          <table:table-cell office:value-type="float" office:value="181074.82" table:style-name="ce11">
            <text:p>181,074.82</text:p>
          </table:table-cell>
          <table:table-cell office:value-type="string" table:style-name="ce8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414676" table:style-name="ce10">
            <text:p>42414676</text:p>
          </table:table-cell>
          <table:table-cell office:value-type="float" office:value="62014.5" table:style-name="ce11">
            <text:p>62,014.50</text:p>
          </table:table-cell>
          <table:table-cell office:value-type="string" table:style-name="ce8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414678" table:style-name="ce10">
            <text:p>42414678</text:p>
          </table:table-cell>
          <table:table-cell office:value-type="float" office:value="288748.62" table:style-name="ce11">
            <text:p>288,748.62</text:p>
          </table:table-cell>
          <table:table-cell office:value-type="string" table:style-name="ce8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TRUSTMARQUE SOLUTIONS LTD</text:p>
          </table:table-cell>
          <table:table-cell office:value-type="float" office:value="42414818" table:style-name="ce10">
            <text:p>42414818</text:p>
          </table:table-cell>
          <table:table-cell office:value-type="float" office:value="49482.720000000001" table:style-name="ce11">
            <text:p>49,482.72</text:p>
          </table:table-cell>
          <table:table-cell office:value-type="string" table:style-name="ce8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440753" table:style-name="ce10">
            <text:p>42440753</text:p>
          </table:table-cell>
          <table:table-cell office:value-type="float" office:value="39193.919999999998" table:style-name="ce11">
            <text:p>39,193.92</text:p>
          </table:table-cell>
          <table:table-cell office:value-type="string" table:style-name="ce8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KPMG LLP</text:p>
          </table:table-cell>
          <table:table-cell office:value-type="float" office:value="42441652" table:style-name="ce10">
            <text:p>42441652</text:p>
          </table:table-cell>
          <table:table-cell office:value-type="float" office:value="37530.160000000003" table:style-name="ce11">
            <text:p>37,530.16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Audit Fees Internal</text:p>
          </table:table-cell>
          <table:table-cell office:value-type="string" table:style-name="ce8">
            <text:p>Customer &amp; Corporate Services<text:s/></text:p>
          </table:table-cell>
          <table:table-cell office:value-type="string" table:style-name="ce9">
            <text:p>PRICEWATERHOUSE COOPERS</text:p>
          </table:table-cell>
          <table:table-cell office:value-type="float" office:value="42452851" table:style-name="ce10">
            <text:p>42452851</text:p>
          </table:table-cell>
          <table:table-cell office:value-type="float" office:value="78432" table:style-name="ce11">
            <text:p>78,432.00</text:p>
          </table:table-cell>
          <table:table-cell office:value-type="string" table:style-name="ce8">
            <text:p>Audit Fees : Internal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465282" table:style-name="ce10">
            <text:p>42465282</text:p>
          </table:table-cell>
          <table:table-cell office:value-type="float" office:value="45188.69" table:style-name="ce11">
            <text:p>45,188.69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TRUSTMARQUE SOLUTIONS LTD</text:p>
          </table:table-cell>
          <table:table-cell office:value-type="float" office:value="42470796" table:style-name="ce10">
            <text:p>42470796</text:p>
          </table:table-cell>
          <table:table-cell office:value-type="float" office:value="366618.05" table:style-name="ce11">
            <text:p>366,618.05</text:p>
          </table:table-cell>
          <table:table-cell office:value-type="string" table:style-name="ce8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2470827" table:style-name="ce10">
            <text:p>42470827</text:p>
          </table:table-cell>
          <table:table-cell office:value-type="float" office:value="28680" table:style-name="ce11">
            <text:p>28,680.00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EPIC PROPERTY ASSET MANAGEMENT LTD</text:p>
          </table:table-cell>
          <table:table-cell office:value-type="float" office:value="42486336" table:style-name="ce10">
            <text:p>42486336</text:p>
          </table:table-cell>
          <table:table-cell office:value-type="float" office:value="81564.600000000006" table:style-name="ce11">
            <text:p>81,564.60</text:p>
          </table:table-cell>
          <table:table-cell office:value-type="string" table:style-name="ce8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Contract Maintenance Grounds Gardens Land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EPIC PROPERTY ASSET MANAGEMENT LTD</text:p>
          </table:table-cell>
          <table:table-cell office:value-type="float" office:value="42486336" table:style-name="ce10">
            <text:p>42486336</text:p>
          </table:table-cell>
          <table:table-cell office:value-type="float" office:value="26660.76" table:style-name="ce11">
            <text:p>26,660.76</text:p>
          </table:table-cell>
          <table:table-cell office:value-type="string" table:style-name="ce8">
            <text:p>Service Charg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517819" table:style-name="ce10">
            <text:p>42517819</text:p>
          </table:table-cell>
          <table:table-cell office:value-type="float" office:value="67579.72" table:style-name="ce11">
            <text:p>67,579.72</text:p>
          </table:table-cell>
          <table:table-cell office:value-type="string" table:style-name="ce8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30502" table:style-name="ce10">
            <text:p>42530502</text:p>
          </table:table-cell>
          <table:table-cell office:value-type="float" office:value="38971.06" table:style-name="ce11">
            <text:p>38,971.06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30503" table:style-name="ce10">
            <text:p>42530503</text:p>
          </table:table-cell>
          <table:table-cell office:value-type="float" office:value="29870" table:style-name="ce11">
            <text:p>29,870.00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30504" table:style-name="ce10">
            <text:p>42530504</text:p>
          </table:table-cell>
          <table:table-cell office:value-type="float" office:value="29100" table:style-name="ce11">
            <text:p>29,100.00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30505" table:style-name="ce10">
            <text:p>42530505</text:p>
          </table:table-cell>
          <table:table-cell office:value-type="float" office:value="30480" table:style-name="ce11">
            <text:p>30,480.00</text:p>
          </table:table-cell>
          <table:table-cell office:value-type="string" table:style-name="ce8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2530508" table:style-name="ce10">
            <text:p>42530508</text:p>
          </table:table-cell>
          <table:table-cell office:value-type="float" office:value="32262.67" table:style-name="ce11">
            <text:p>32,262.67</text:p>
          </table:table-cell>
          <table:table-cell office:value-type="string" table:style-name="ce8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5-31T00:00:00" table:style-name="ce7">
            <text:p>31/05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TRUSTMARQUE SOLUTIONS LTD</text:p>
          </table:table-cell>
          <table:table-cell office:value-type="float" office:value="42536585" table:style-name="ce10">
            <text:p>42536585</text:p>
          </table:table-cell>
          <table:table-cell office:value-type="float" office:value="184262.39999999999" table:style-name="ce11">
            <text:p>184,262.40</text:p>
          </table:table-cell>
          <table:table-cell office:value-type="string" table:style-name="ce8">
            <text:p>Computer Software Licences and Support</text:p>
          </table:table-cell>
          <table:table-cell table:number-columns-repeated="16375"/>
        </table:table-row>
        <table:table-row table:number-rows-repeated="7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number-columns-repeated="16375"/>
        </table:table-row>
        <table:table-row table:number-rows-repeated="17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08" table:style-name="ro3">
          <table:table-cell table:number-columns-repeated="16384"/>
        </table:table-row>
        <table:named-expressions>
          <table:named-range table:name="Print_Area" table:cell-range-address="'May''22'.$A$1:'May''22'.$I$48" table:base-cell-address="'May''22'.$A$1"/>
          <table:named-range table:name="Print_Titles" table:cell-range-address="'May''22'.$A$1:'May''22'.$XFD$2" table:base-cell-address="'May''22'.$A$1"/>
        </table:named-expressions>
      </table:table>
      <table:table table:name="Jun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Jun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1272186" table:style-name="ce10">
            <text:p>41272186</text:p>
          </table:table-cell>
          <table:table-cell office:value-type="float" office:value="131181" table:style-name="ce11">
            <text:p>131,181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1272188" table:style-name="ce10">
            <text:p>41272188</text:p>
          </table:table-cell>
          <table:table-cell office:value-type="float" office:value="180109.98" table:style-name="ce11">
            <text:p>180,109.98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1647039" table:style-name="ce10">
            <text:p>41647039</text:p>
          </table:table-cell>
          <table:table-cell office:value-type="float" office:value="169761.95" table:style-name="ce11">
            <text:p>169,761.95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1647047" table:style-name="ce10">
            <text:p>41647047</text:p>
          </table:table-cell>
          <table:table-cell office:value-type="float" office:value="150816" table:style-name="ce11">
            <text:p>150,816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Telephone Rental and Call Charg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PUZZEL LTD</text:p>
          </table:table-cell>
          <table:table-cell office:value-type="float" office:value="42104882" table:style-name="ce10">
            <text:p>42104882</text:p>
          </table:table-cell>
          <table:table-cell office:value-type="float" office:value="25350" table:style-name="ce11">
            <text:p>25,350.00</text:p>
          </table:table-cell>
          <table:table-cell office:value-type="string" table:style-name="ce9">
            <text:p>IT Telecommunication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TRUSTMARQUE SOLUTIONS LTD</text:p>
          </table:table-cell>
          <table:table-cell office:value-type="float" office:value="42470796" table:style-name="ce10">
            <text:p>42470796</text:p>
          </table:table-cell>
          <table:table-cell office:value-type="float" office:value="1833090.25" table:style-name="ce11">
            <text:p>1,833,090.25</text:p>
          </table:table-cell>
          <table:table-cell office:value-type="string" table:style-name="ce9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530502" table:style-name="ce10">
            <text:p>42530502</text:p>
          </table:table-cell>
          <table:table-cell office:value-type="float" office:value="233826.36" table:style-name="ce11">
            <text:p>233,826.36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30503" table:style-name="ce10">
            <text:p>42530503</text:p>
          </table:table-cell>
          <table:table-cell office:value-type="float" office:value="179220" table:style-name="ce11">
            <text:p>179,220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ALDER CONFERENCES LTD</text:p>
          </table:table-cell>
          <table:table-cell office:value-type="float" office:value="42535639" table:style-name="ce10">
            <text:p>42535639</text:p>
          </table:table-cell>
          <table:table-cell office:value-type="float" office:value="27318.62" table:style-name="ce11">
            <text:p>27,318.62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535642" table:style-name="ce10">
            <text:p>42535642</text:p>
          </table:table-cell>
          <table:table-cell office:value-type="float" office:value="26117.03" table:style-name="ce11">
            <text:p>26,117.03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2552023" table:style-name="ce10">
            <text:p>42552023</text:p>
          </table:table-cell>
          <table:table-cell office:value-type="float" office:value="25047" table:style-name="ce11">
            <text:p>25,047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2552024" table:style-name="ce10">
            <text:p>42552024</text:p>
          </table:table-cell>
          <table:table-cell office:value-type="float" office:value="750000" table:style-name="ce11">
            <text:p>750,0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2552029" table:style-name="ce10">
            <text:p>42552029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Statutory Audit Fe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ATIONAL AUDIT OFFICE</text:p>
          </table:table-cell>
          <table:table-cell office:value-type="float" office:value="42559059" table:style-name="ce10">
            <text:p>42559059</text:p>
          </table:table-cell>
          <table:table-cell office:value-type="float" office:value="40000" table:style-name="ce11">
            <text:p>40,000.00</text:p>
          </table:table-cell>
          <table:table-cell office:value-type="string" table:style-name="ce9">
            <text:p>Statutory Audit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565290" table:style-name="ce10">
            <text:p>42565290</text:p>
          </table:table-cell>
          <table:table-cell office:value-type="float" office:value="189256.93" table:style-name="ce11">
            <text:p>189,256.93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2565304" table:style-name="ce10">
            <text:p>42565304</text:p>
          </table:table-cell>
          <table:table-cell office:value-type="float" office:value="115614" table:style-name="ce11">
            <text:p>115,614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614619" table:style-name="ce10">
            <text:p>42614619</text:p>
          </table:table-cell>
          <table:table-cell office:value-type="float" office:value="64063.37" table:style-name="ce11">
            <text:p>64,063.37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COPYRIGHT LICENSING AGENCY LTD</text:p>
          </table:table-cell>
          <table:table-cell office:value-type="float" office:value="42617171" table:style-name="ce10">
            <text:p>42617171</text:p>
          </table:table-cell>
          <table:table-cell office:value-type="float" office:value="26259.41" table:style-name="ce11">
            <text:p>26,259.41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2617172" table:style-name="ce10">
            <text:p>42617172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2635120" table:style-name="ce10">
            <text:p>42635120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EARCHBI CONTRACTS LTD</text:p>
          </table:table-cell>
          <table:table-cell office:value-type="float" office:value="42669167" table:style-name="ce10">
            <text:p>42669167</text:p>
          </table:table-cell>
          <table:table-cell office:value-type="float" office:value="32208" table:style-name="ce11">
            <text:p>32,208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669585" table:style-name="ce10">
            <text:p>42669585</text:p>
          </table:table-cell>
          <table:table-cell office:value-type="float" office:value="25071.360000000001" table:style-name="ce11">
            <text:p>25,071.36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2669590" table:style-name="ce10">
            <text:p>42669590</text:p>
          </table:table-cell>
          <table:table-cell office:value-type="float" office:value="97646.6" table:style-name="ce11">
            <text:p>97,646.6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ALDER CONFERENCES LTD</text:p>
          </table:table-cell>
          <table:table-cell office:value-type="float" office:value="42683738" table:style-name="ce10">
            <text:p>42683738</text:p>
          </table:table-cell>
          <table:table-cell office:value-type="float" office:value="32365.14" table:style-name="ce11">
            <text:p>32,365.14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2696964" table:style-name="ce10">
            <text:p>42696964</text:p>
          </table:table-cell>
          <table:table-cell office:value-type="float" office:value="60268" table:style-name="ce11">
            <text:p>60,268.00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706953" table:style-name="ce10">
            <text:p>42706953</text:p>
          </table:table-cell>
          <table:table-cell office:value-type="float" office:value="126594.23" table:style-name="ce11">
            <text:p>126,594.23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706955" table:style-name="ce10">
            <text:p>42706955</text:p>
          </table:table-cell>
          <table:table-cell office:value-type="float" office:value="171205.1" table:style-name="ce11">
            <text:p>171,205.1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2706957" table:style-name="ce10">
            <text:p>42706957</text:p>
          </table:table-cell>
          <table:table-cell office:value-type="float" office:value="153815.89000000001" table:style-name="ce11">
            <text:p>153,815.89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NATIONAL VOICES</text:p>
          </table:table-cell>
          <table:table-cell office:value-type="float" office:value="42707272" table:style-name="ce10">
            <text:p>42707272</text:p>
          </table:table-cell>
          <table:table-cell office:value-type="float" office:value="31020" table:style-name="ce11">
            <text:p>31,020.00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CC GROUP SECURITY SERVICES LTD</text:p>
          </table:table-cell>
          <table:table-cell office:value-type="float" office:value="42724477" table:style-name="ce10">
            <text:p>42724477</text:p>
          </table:table-cell>
          <table:table-cell office:value-type="float" office:value="36720" table:style-name="ce11">
            <text:p>36,72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744522" table:style-name="ce10">
            <text:p>42744522</text:p>
          </table:table-cell>
          <table:table-cell office:value-type="float" office:value="57943.26" table:style-name="ce11">
            <text:p>57,943.26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2767377" table:style-name="ce10">
            <text:p>42767377</text:p>
          </table:table-cell>
          <table:table-cell office:value-type="float" office:value="207054.25" table:style-name="ce11">
            <text:p>207,054.25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IPSOS MORI NORTH</text:p>
          </table:table-cell>
          <table:table-cell office:value-type="float" office:value="42772686" table:style-name="ce10">
            <text:p>42772686</text:p>
          </table:table-cell>
          <table:table-cell office:value-type="float" office:value="47500" table:style-name="ce11">
            <text:p>47,500.00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833268" table:style-name="ce10">
            <text:p>42833268</text:p>
          </table:table-cell>
          <table:table-cell office:value-type="float" office:value="50196.61" table:style-name="ce11">
            <text:p>50,196.61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2833880" table:style-name="ce10">
            <text:p>42833880</text:p>
          </table:table-cell>
          <table:table-cell office:value-type="float" office:value="378000" table:style-name="ce11">
            <text:p>378,00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LONEY SEARCH LTD</text:p>
          </table:table-cell>
          <table:table-cell office:value-type="float" office:value="42833886" table:style-name="ce10">
            <text:p>42833886</text:p>
          </table:table-cell>
          <table:table-cell office:value-type="float" office:value="25200" table:style-name="ce11">
            <text:p>25,200.0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ATENBYSANDERSON LTD</text:p>
          </table:table-cell>
          <table:table-cell office:value-type="float" office:value="42833994" table:style-name="ce10">
            <text:p>42833994</text:p>
          </table:table-cell>
          <table:table-cell office:value-type="float" office:value="27720" table:style-name="ce11">
            <text:p>27,720.0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DEPARTMENT OF HEALTH</text:p>
          </table:table-cell>
          <table:table-cell office:value-type="float" office:value="42851598" table:style-name="ce10">
            <text:p>42851598</text:p>
          </table:table-cell>
          <table:table-cell office:value-type="float" office:value="486437.61" table:style-name="ce11">
            <text:p>486,437.61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2851781" table:style-name="ce10">
            <text:p>42851781</text:p>
          </table:table-cell>
          <table:table-cell office:value-type="float" office:value="378000" table:style-name="ce11">
            <text:p>378,00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6-30T00:00:00" table:style-name="ce7">
            <text:p>30/06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ATENBYSANDERSON LTD</text:p>
          </table:table-cell>
          <table:table-cell office:value-type="float" office:value="42851789" table:style-name="ce10">
            <text:p>42851789</text:p>
          </table:table-cell>
          <table:table-cell office:value-type="float" office:value="39930" table:style-name="ce11">
            <text:p>39,930.0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number-rows-repeated="1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Jun''22'.$A$1:'Jun''22'.$XFD$2" table:base-cell-address="'Jun''22'.$A$1"/>
        </table:named-expressions>
      </table:table>
      <table:table table:name="Jul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Jul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873769" table:style-name="ce10">
            <text:p>42873769</text:p>
          </table:table-cell>
          <table:table-cell office:value-type="float" office:value="44848.08" table:style-name="ce11">
            <text:p>44,848.08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2892836" table:style-name="ce10">
            <text:p>42892836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2892850" table:style-name="ce10">
            <text:p>42892850</text:p>
          </table:table-cell>
          <table:table-cell office:value-type="float" office:value="750000" table:style-name="ce11">
            <text:p>750,0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894969" table:style-name="ce10">
            <text:p>42894969</text:p>
          </table:table-cell>
          <table:table-cell office:value-type="float" office:value="28728" table:style-name="ce11">
            <text:p>28,728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894970" table:style-name="ce10">
            <text:p>42894970</text:p>
          </table:table-cell>
          <table:table-cell office:value-type="float" office:value="81511.61" table:style-name="ce11">
            <text:p>81,511.61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894970" table:style-name="ce10">
            <text:p>42894970</text:p>
          </table:table-cell>
          <table:table-cell office:value-type="float" office:value="149439.99" table:style-name="ce11">
            <text:p>149,439.99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2894971" table:style-name="ce10">
            <text:p>42894971</text:p>
          </table:table-cell>
          <table:table-cell office:value-type="float" office:value="110218.8" table:style-name="ce11">
            <text:p>110,218.80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ORACLE CORPORATION UK LTD</text:p>
          </table:table-cell>
          <table:table-cell office:value-type="float" office:value="42894987" table:style-name="ce10">
            <text:p>42894987</text:p>
          </table:table-cell>
          <table:table-cell office:value-type="float" office:value="101760" table:style-name="ce11">
            <text:p>101,760.0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2930586" table:style-name="ce10">
            <text:p>42930586</text:p>
          </table:table-cell>
          <table:table-cell office:value-type="float" office:value="27909" table:style-name="ce11">
            <text:p>27,909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2930588" table:style-name="ce10">
            <text:p>42930588</text:p>
          </table:table-cell>
          <table:table-cell office:value-type="float" office:value="25251" table:style-name="ce11">
            <text:p>25,251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2944430" table:style-name="ce10">
            <text:p>42944430</text:p>
          </table:table-cell>
          <table:table-cell office:value-type="float" office:value="28473.95" table:style-name="ce11">
            <text:p>28,473.95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KPMG LLP</text:p>
          </table:table-cell>
          <table:table-cell office:value-type="float" office:value="42944575" table:style-name="ce10">
            <text:p>42944575</text:p>
          </table:table-cell>
          <table:table-cell office:value-type="float" office:value="33340.69" table:style-name="ce11">
            <text:p>33,340.69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CC GROUP SECURITY SERVICES LTD</text:p>
          </table:table-cell>
          <table:table-cell office:value-type="float" office:value="42944579" table:style-name="ce10">
            <text:p>42944579</text:p>
          </table:table-cell>
          <table:table-cell office:value-type="float" office:value="30960" table:style-name="ce11">
            <text:p>30,96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2960765" table:style-name="ce10">
            <text:p>42960765</text:p>
          </table:table-cell>
          <table:table-cell office:value-type="float" office:value="44890.64" table:style-name="ce11">
            <text:p>44,890.64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2963366" table:style-name="ce10">
            <text:p>42963366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IPSOS MORI NORTH</text:p>
          </table:table-cell>
          <table:table-cell office:value-type="float" office:value="42978960" table:style-name="ce10">
            <text:p>42978960</text:p>
          </table:table-cell>
          <table:table-cell office:value-type="float" office:value="104400" table:style-name="ce11">
            <text:p>104,400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3013852" table:style-name="ce10">
            <text:p>43013852</text:p>
          </table:table-cell>
          <table:table-cell office:value-type="float" office:value="84875.5" table:style-name="ce11">
            <text:p>84,875.5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3013856" table:style-name="ce10">
            <text:p>43013856</text:p>
          </table:table-cell>
          <table:table-cell office:value-type="float" office:value="64106" table:style-name="ce11">
            <text:p>64,106.00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013857" table:style-name="ce10">
            <text:p>43013857</text:p>
          </table:table-cell>
          <table:table-cell office:value-type="float" office:value="34208.68" table:style-name="ce11">
            <text:p>34,208.68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3023326" table:style-name="ce10">
            <text:p>43023326</text:p>
          </table:table-cell>
          <table:table-cell office:value-type="float" office:value="189650.34" table:style-name="ce11">
            <text:p>189,650.34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CI LTD</text:p>
          </table:table-cell>
          <table:table-cell office:value-type="float" office:value="43061543" table:style-name="ce10">
            <text:p>43061543</text:p>
          </table:table-cell>
          <table:table-cell office:value-type="float" office:value="66570" table:style-name="ce11">
            <text:p>66,57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CI LTD</text:p>
          </table:table-cell>
          <table:table-cell office:value-type="float" office:value="43061544" table:style-name="ce10">
            <text:p>43061544</text:p>
          </table:table-cell>
          <table:table-cell office:value-type="float" office:value="202738.39" table:style-name="ce11">
            <text:p>202,738.39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CI LTD</text:p>
          </table:table-cell>
          <table:table-cell office:value-type="float" office:value="43061545" table:style-name="ce10">
            <text:p>43061545</text:p>
          </table:table-cell>
          <table:table-cell office:value-type="float" office:value="57600" table:style-name="ce11">
            <text:p>57,60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and Intelligence</text:p>
          </table:table-cell>
          <table:table-cell office:value-type="string" table:style-name="ce9">
            <text:p>PICKER INSTITUTE EUROPE</text:p>
          </table:table-cell>
          <table:table-cell office:value-type="float" office:value="43061898" table:style-name="ce10">
            <text:p>43061898</text:p>
          </table:table-cell>
          <table:table-cell office:value-type="float" office:value="38006.54" table:style-name="ce11">
            <text:p>38,006.54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VODAFONE LTD</text:p>
          </table:table-cell>
          <table:table-cell office:value-type="float" office:value="43077378" table:style-name="ce10">
            <text:p>43077378</text:p>
          </table:table-cell>
          <table:table-cell office:value-type="float" office:value="156611.92000000001" table:style-name="ce11">
            <text:p>156,611.92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3077454" table:style-name="ce10">
            <text:p>43077454</text:p>
          </table:table-cell>
          <table:table-cell office:value-type="float" office:value="412982.1" table:style-name="ce11">
            <text:p>412,982.1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GRANICUS FIRMSTEP LTD</text:p>
          </table:table-cell>
          <table:table-cell office:value-type="float" office:value="43115740" table:style-name="ce10">
            <text:p>43115740</text:p>
          </table:table-cell>
          <table:table-cell office:value-type="float" office:value="55755" table:style-name="ce11">
            <text:p>55,755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129382" table:style-name="ce10">
            <text:p>43129382</text:p>
          </table:table-cell>
          <table:table-cell office:value-type="float" office:value="362876.22" table:style-name="ce11">
            <text:p>362,876.22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129383" table:style-name="ce10">
            <text:p>43129383</text:p>
          </table:table-cell>
          <table:table-cell office:value-type="float" office:value="187634.22" table:style-name="ce11">
            <text:p>187,634.22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129385" table:style-name="ce10">
            <text:p>43129385</text:p>
          </table:table-cell>
          <table:table-cell office:value-type="float" office:value="222000" table:style-name="ce11">
            <text:p>222,00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3197251" table:style-name="ce10">
            <text:p>43197251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7-31T00:00:00" table:style-name="ce7">
            <text:p>31/07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216118" table:style-name="ce10">
            <text:p>43216118</text:p>
          </table:table-cell>
          <table:table-cell office:value-type="float" office:value="49116.01" table:style-name="ce11">
            <text:p>49,116.01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number-rows-repeated="18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Jul''22'.$A$1:'Jul''22'.$XFD$2" table:base-cell-address="'Jul''22'.$A$1"/>
        </table:named-expressions>
      </table:table>
      <table:table table:name="Aug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Aug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ATIONAL INSTITUTE FOR HEALTH&amp;CLINICAL EXCELLENCE</text:p>
          </table:table-cell>
          <table:table-cell office:value-type="float" office:value="42963361" table:style-name="ce10">
            <text:p>42963361</text:p>
          </table:table-cell>
          <table:table-cell office:value-type="float" office:value="26675" table:style-name="ce11">
            <text:p>26,675.0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243899" table:style-name="ce10">
            <text:p>43243899</text:p>
          </table:table-cell>
          <table:table-cell office:value-type="float" office:value="33855.230000000003" table:style-name="ce11">
            <text:p>33,855.23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TRUSTMARQUE SOLUTIONS LTD</text:p>
          </table:table-cell>
          <table:table-cell office:value-type="float" office:value="43244250" table:style-name="ce10">
            <text:p>43244250</text:p>
          </table:table-cell>
          <table:table-cell office:value-type="float" office:value="327805.56" table:style-name="ce11">
            <text:p>327,805.5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3261016" table:style-name="ce10">
            <text:p>43261016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288096" table:style-name="ce10">
            <text:p>43288096</text:p>
          </table:table-cell>
          <table:table-cell office:value-type="float" office:value="276776.76" table:style-name="ce11">
            <text:p>276,776.76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288103" table:style-name="ce10">
            <text:p>43288103</text:p>
          </table:table-cell>
          <table:table-cell office:value-type="float" office:value="34776" table:style-name="ce11">
            <text:p>34,776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3288104" table:style-name="ce10">
            <text:p>43288104</text:p>
          </table:table-cell>
          <table:table-cell office:value-type="float" office:value="107523.98" table:style-name="ce11">
            <text:p>107,523.98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ARINE MANAGEMENT ORGANISATION</text:p>
          </table:table-cell>
          <table:table-cell office:value-type="float" office:value="43289603" table:style-name="ce10">
            <text:p>43289603</text:p>
          </table:table-cell>
          <table:table-cell office:value-type="float" office:value="34261.949999999997" table:style-name="ce11">
            <text:p>34,261.95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3306399" table:style-name="ce10">
            <text:p>43306399</text:p>
          </table:table-cell>
          <table:table-cell office:value-type="float" office:value="34142.33" table:style-name="ce11">
            <text:p>34,142.33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306400" table:style-name="ce10">
            <text:p>43306400</text:p>
          </table:table-cell>
          <table:table-cell office:value-type="float" office:value="49957.51" table:style-name="ce11">
            <text:p>49,957.51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BRUNTWOOD AVIVA 2 LTD</text:p>
          </table:table-cell>
          <table:table-cell office:value-type="float" office:value="43307903" table:style-name="ce10">
            <text:p>43307903</text:p>
          </table:table-cell>
          <table:table-cell office:value-type="float" office:value="42947.7" table:style-name="ce11">
            <text:p>42,947.7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CC GROUP SECURITY SERVICES LTD</text:p>
          </table:table-cell>
          <table:table-cell office:value-type="float" office:value="43307911" table:style-name="ce10">
            <text:p>43307911</text:p>
          </table:table-cell>
          <table:table-cell office:value-type="float" office:value="52560" table:style-name="ce11">
            <text:p>52,56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USTMARQUE SOLUTIONS LTD</text:p>
          </table:table-cell>
          <table:table-cell office:value-type="float" office:value="43321976" table:style-name="ce10">
            <text:p>43321976</text:p>
          </table:table-cell>
          <table:table-cell office:value-type="float" office:value="55596.24" table:style-name="ce11">
            <text:p>55,596.24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GOVERNMENT PROPERTY AGENCY</text:p>
          </table:table-cell>
          <table:table-cell office:value-type="float" office:value="43324097" table:style-name="ce10">
            <text:p>43324097</text:p>
          </table:table-cell>
          <table:table-cell office:value-type="float" office:value="33543" table:style-name="ce11">
            <text:p>33,543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OVERNMENT PROPERTY AGENCY</text:p>
          </table:table-cell>
          <table:table-cell office:value-type="float" office:value="43324099" table:style-name="ce10">
            <text:p>43324099</text:p>
          </table:table-cell>
          <table:table-cell office:value-type="float" office:value="69212.399999999994" table:style-name="ce11">
            <text:p>69,212.40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OVERNMENT PROPERTY AGENCY</text:p>
          </table:table-cell>
          <table:table-cell office:value-type="float" office:value="43324101" table:style-name="ce10">
            <text:p>43324101</text:p>
          </table:table-cell>
          <table:table-cell office:value-type="float" office:value="34796" table:style-name="ce11">
            <text:p>34,796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OVERNMENT LEGAL DEPARTMENT(GLD)</text:p>
          </table:table-cell>
          <table:table-cell office:value-type="float" office:value="43324105" table:style-name="ce10">
            <text:p>43324105</text:p>
          </table:table-cell>
          <table:table-cell office:value-type="float" office:value="37738.44" table:style-name="ce11">
            <text:p>37,738.44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3330683" table:style-name="ce10">
            <text:p>43330683</text:p>
          </table:table-cell>
          <table:table-cell office:value-type="float" office:value="129699.64" table:style-name="ce11">
            <text:p>129,699.64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3357311" table:style-name="ce10">
            <text:p>43357311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3357314" table:style-name="ce10">
            <text:p>43357314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and Intelligence</text:p>
          </table:table-cell>
          <table:table-cell office:value-type="string" table:style-name="ce9">
            <text:p>MARKET &amp; OPINION RESEARCH INTERNATIONAL LTD</text:p>
          </table:table-cell>
          <table:table-cell office:value-type="float" office:value="43369651" table:style-name="ce10">
            <text:p>43369651</text:p>
          </table:table-cell>
          <table:table-cell office:value-type="float" office:value="57387.27" table:style-name="ce11">
            <text:p>57,387.27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MARKET &amp; OPINION RESEARCH INTERNATIONAL LTD</text:p>
          </table:table-cell>
          <table:table-cell office:value-type="float" office:value="43369652" table:style-name="ce10">
            <text:p>43369652</text:p>
          </table:table-cell>
          <table:table-cell office:value-type="float" office:value="39092" table:style-name="ce11">
            <text:p>39,092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3375346" table:style-name="ce10">
            <text:p>43375346</text:p>
          </table:table-cell>
          <table:table-cell office:value-type="float" office:value="78732" table:style-name="ce11">
            <text:p>78,732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LONEY SEARCH LTD</text:p>
          </table:table-cell>
          <table:table-cell office:value-type="float" office:value="43375362" table:style-name="ce10">
            <text:p>43375362</text:p>
          </table:table-cell>
          <table:table-cell office:value-type="float" office:value="33600" table:style-name="ce11">
            <text:p>33,600.0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LONEY SEARCH LTD</text:p>
          </table:table-cell>
          <table:table-cell office:value-type="float" office:value="43375374" table:style-name="ce10">
            <text:p>43375374</text:p>
          </table:table-cell>
          <table:table-cell office:value-type="float" office:value="63840" table:style-name="ce11">
            <text:p>63,840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3375382" table:style-name="ce10">
            <text:p>43375382</text:p>
          </table:table-cell>
          <table:table-cell office:value-type="float" office:value="27909" table:style-name="ce11">
            <text:p>27,909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LA FOSSE ASSOCIATES</text:p>
          </table:table-cell>
          <table:table-cell office:value-type="float" office:value="43375393" table:style-name="ce10">
            <text:p>43375393</text:p>
          </table:table-cell>
          <table:table-cell office:value-type="float" office:value="27060" table:style-name="ce11">
            <text:p>27,060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389462" table:style-name="ce10">
            <text:p>43389462</text:p>
          </table:table-cell>
          <table:table-cell office:value-type="float" office:value="27260.75" table:style-name="ce11">
            <text:p>27,260.75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3407836" table:style-name="ce10">
            <text:p>43407836</text:p>
          </table:table-cell>
          <table:table-cell office:value-type="float" office:value="248400" table:style-name="ce11">
            <text:p>248,40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3429827" table:style-name="ce10">
            <text:p>43429827</text:p>
          </table:table-cell>
          <table:table-cell office:value-type="float" office:value="74995.199999999997" table:style-name="ce11">
            <text:p>74,995.2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3454749" table:style-name="ce10">
            <text:p>43454749</text:p>
          </table:table-cell>
          <table:table-cell office:value-type="float" office:value="185492.75" table:style-name="ce11">
            <text:p>185,492.75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470596" table:style-name="ce10">
            <text:p>43470596</text:p>
          </table:table-cell>
          <table:table-cell office:value-type="float" office:value="166074.23999999999" table:style-name="ce11">
            <text:p>166,074.24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478673" table:style-name="ce10">
            <text:p>43478673</text:p>
          </table:table-cell>
          <table:table-cell office:value-type="float" office:value="40828.86" table:style-name="ce11">
            <text:p>40,828.86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EPIC PROPERTY ASSET MANAGEMENT LTD</text:p>
          </table:table-cell>
          <table:table-cell office:value-type="float" office:value="43512589" table:style-name="ce10">
            <text:p>43512589</text:p>
          </table:table-cell>
          <table:table-cell office:value-type="float" office:value="81564.600000000006" table:style-name="ce11">
            <text:p>81,564.60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ntract Maintenance Grounds Gardens Land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EPIC PROPERTY ASSET MANAGEMENT LTD</text:p>
          </table:table-cell>
          <table:table-cell office:value-type="float" office:value="43512589" table:style-name="ce10">
            <text:p>43512589</text:p>
          </table:table-cell>
          <table:table-cell office:value-type="float" office:value="26660.76" table:style-name="ce11">
            <text:p>26,660.76</text:p>
          </table:table-cell>
          <table:table-cell office:value-type="string" table:style-name="ce9">
            <text:p>Service Charg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512594" table:style-name="ce10">
            <text:p>43512594</text:p>
          </table:table-cell>
          <table:table-cell office:value-type="float" office:value="203104.32" table:style-name="ce11">
            <text:p>203,104.32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RRIS &amp; SPOTTISWOOD LTD</text:p>
          </table:table-cell>
          <table:table-cell office:value-type="float" office:value="43512605" table:style-name="ce10">
            <text:p>43512605</text:p>
          </table:table-cell>
          <table:table-cell office:value-type="float" office:value="209211.01" table:style-name="ce11">
            <text:p>209,211.01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4OC LTD</text:p>
          </table:table-cell>
          <table:table-cell office:value-type="float" office:value="43530064" table:style-name="ce10">
            <text:p>43530064</text:p>
          </table:table-cell>
          <table:table-cell office:value-type="float" office:value="40335" table:style-name="ce11">
            <text:p>40,335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3530643" table:style-name="ce10">
            <text:p>43530643</text:p>
          </table:table-cell>
          <table:table-cell office:value-type="float" office:value="31781.35" table:style-name="ce11">
            <text:p>31,781.35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542987" table:style-name="ce10">
            <text:p>43542987</text:p>
          </table:table-cell>
          <table:table-cell office:value-type="float" office:value="49072.39" table:style-name="ce11">
            <text:p>49,072.39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3544729" table:style-name="ce10">
            <text:p>43544729</text:p>
          </table:table-cell>
          <table:table-cell office:value-type="float" office:value="132189.89000000001" table:style-name="ce11">
            <text:p>132,189.8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3556175" table:style-name="ce10">
            <text:p>43556175</text:p>
          </table:table-cell>
          <table:table-cell office:value-type="float" office:value="75900" table:style-name="ce11">
            <text:p>75,900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556178" table:style-name="ce10">
            <text:p>43556178</text:p>
          </table:table-cell>
          <table:table-cell office:value-type="float" office:value="283775.95" table:style-name="ce11">
            <text:p>283,775.95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KPMG LLP</text:p>
          </table:table-cell>
          <table:table-cell office:value-type="float" office:value="43556193" table:style-name="ce10">
            <text:p>43556193</text:p>
          </table:table-cell>
          <table:table-cell office:value-type="float" office:value="32376" table:style-name="ce11">
            <text:p>32,376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KPMG LLP</text:p>
          </table:table-cell>
          <table:table-cell office:value-type="float" office:value="43556198" table:style-name="ce10">
            <text:p>43556198</text:p>
          </table:table-cell>
          <table:table-cell office:value-type="float" office:value="34080" table:style-name="ce11">
            <text:p>34,08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DILIGENT BOARDBOOKS LIMITED</text:p>
          </table:table-cell>
          <table:table-cell office:value-type="float" office:value="43556416" table:style-name="ce10">
            <text:p>43556416</text:p>
          </table:table-cell>
          <table:table-cell office:value-type="float" office:value="37704.050000000003" table:style-name="ce11">
            <text:p>37,704.05</text:p>
          </table:table-cell>
          <table:table-cell office:value-type="string" table:style-name="ce9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TRUSTMARQUE SOLUTIONS LTD</text:p>
          </table:table-cell>
          <table:table-cell office:value-type="float" office:value="43556435" table:style-name="ce10">
            <text:p>43556435</text:p>
          </table:table-cell>
          <table:table-cell office:value-type="float" office:value="79488" table:style-name="ce11">
            <text:p>79,488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8-31T00:00:00" table:style-name="ce7">
            <text:p>31/08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GRAYLING COMMUNICATIONS LTD</text:p>
          </table:table-cell>
          <table:table-cell office:value-type="float" office:value="43589754" table:style-name="ce10">
            <text:p>43589754</text:p>
          </table:table-cell>
          <table:table-cell office:value-type="float" office:value="50000" table:style-name="ce11">
            <text:p>50,000.00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number-rows-repeated="7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19" table:style-name="ro3">
          <table:table-cell table:number-columns-repeated="16384"/>
        </table:table-row>
        <table:named-expressions>
          <table:named-range table:name="Print_Titles" table:cell-range-address="'Aug''22'.$A$1:'Aug''22'.$XFD$2" table:base-cell-address="'Aug''22'.$A$1"/>
        </table:named-expressions>
      </table:table>
      <table:table table:name="Sep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Sep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3646705" table:style-name="ce10">
            <text:p>43646705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LITTLE FISH (UK) LTD</text:p>
          </table:table-cell>
          <table:table-cell office:value-type="float" office:value="43646709" table:style-name="ce10">
            <text:p>43646709</text:p>
          </table:table-cell>
          <table:table-cell office:value-type="float" office:value="30400" table:style-name="ce11">
            <text:p>30,400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3656634" table:style-name="ce10">
            <text:p>43656634</text:p>
          </table:table-cell>
          <table:table-cell office:value-type="float" office:value="64500" table:style-name="ce11">
            <text:p>64,5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3656637" table:style-name="ce10">
            <text:p>43656637</text:p>
          </table:table-cell>
          <table:table-cell office:value-type="float" office:value="342339.3" table:style-name="ce11">
            <text:p>342,339.3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679833" table:style-name="ce10">
            <text:p>43679833</text:p>
          </table:table-cell>
          <table:table-cell office:value-type="float" office:value="35354.39" table:style-name="ce11">
            <text:p>35,354.39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CC GROUP SECURITY SERVICES LTD</text:p>
          </table:table-cell>
          <table:table-cell office:value-type="float" office:value="43683198" table:style-name="ce10">
            <text:p>43683198</text:p>
          </table:table-cell>
          <table:table-cell office:value-type="float" office:value="43200" table:style-name="ce11">
            <text:p>43,200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696699" table:style-name="ce10">
            <text:p>43696699</text:p>
          </table:table-cell>
          <table:table-cell office:value-type="float" office:value="55766.400000000001" table:style-name="ce11">
            <text:p>55,766.4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3696948" table:style-name="ce10">
            <text:p>43696948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3696957" table:style-name="ce10">
            <text:p>43696957</text:p>
          </table:table-cell>
          <table:table-cell office:value-type="float" office:value="53532" table:style-name="ce11">
            <text:p>53,532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BRUNTWOOD AVIVA 2 LTD</text:p>
          </table:table-cell>
          <table:table-cell office:value-type="float" office:value="43710931" table:style-name="ce10">
            <text:p>43710931</text:p>
          </table:table-cell>
          <table:table-cell office:value-type="float" office:value="42947.7" table:style-name="ce11">
            <text:p>42,947.70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3718925" table:style-name="ce10">
            <text:p>43718925</text:p>
          </table:table-cell>
          <table:table-cell office:value-type="float" office:value="207530.44" table:style-name="ce11">
            <text:p>207,530.44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3732789" table:style-name="ce10">
            <text:p>43732789</text:p>
          </table:table-cell>
          <table:table-cell office:value-type="float" office:value="29238" table:style-name="ce11">
            <text:p>29,238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3753413" table:style-name="ce10">
            <text:p>43753413</text:p>
          </table:table-cell>
          <table:table-cell office:value-type="float" office:value="84925.4" table:style-name="ce11">
            <text:p>84,925.4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3753414" table:style-name="ce10">
            <text:p>43753414</text:p>
          </table:table-cell>
          <table:table-cell office:value-type="float" office:value="56772" table:style-name="ce11">
            <text:p>56,772.00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3753869" table:style-name="ce10">
            <text:p>43753869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4OC LTD</text:p>
          </table:table-cell>
          <table:table-cell office:value-type="float" office:value="43811617" table:style-name="ce10">
            <text:p>43811617</text:p>
          </table:table-cell>
          <table:table-cell office:value-type="float" office:value="40335" table:style-name="ce11">
            <text:p>40,335.00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DEPARTMENT OF HEALTH</text:p>
          </table:table-cell>
          <table:table-cell office:value-type="float" office:value="43823352" table:style-name="ce10">
            <text:p>43823352</text:p>
          </table:table-cell>
          <table:table-cell office:value-type="float" office:value="788232.42" table:style-name="ce11">
            <text:p>788,232.42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MORRIS &amp; SPOTTISWOOD LTD</text:p>
          </table:table-cell>
          <table:table-cell office:value-type="float" office:value="43823356" table:style-name="ce10">
            <text:p>43823356</text:p>
          </table:table-cell>
          <table:table-cell office:value-type="float" office:value="427714.2" table:style-name="ce11">
            <text:p>427,714.2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824798" table:style-name="ce10">
            <text:p>43824798</text:p>
          </table:table-cell>
          <table:table-cell office:value-type="float" office:value="36946.639999999999" table:style-name="ce11">
            <text:p>36,946.64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MACE LTD</text:p>
          </table:table-cell>
          <table:table-cell office:value-type="float" office:value="43840963" table:style-name="ce10">
            <text:p>43840963</text:p>
          </table:table-cell>
          <table:table-cell office:value-type="float" office:value="29589.77" table:style-name="ce11">
            <text:p>29,589.77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OVERNMENT LEGAL DEPARTMENT(GLD)</text:p>
          </table:table-cell>
          <table:table-cell office:value-type="float" office:value="43840964" table:style-name="ce10">
            <text:p>43840964</text:p>
          </table:table-cell>
          <table:table-cell office:value-type="float" office:value="27470.58" table:style-name="ce11">
            <text:p>27,470.58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862693" table:style-name="ce10">
            <text:p>43862693</text:p>
          </table:table-cell>
          <table:table-cell office:value-type="float" office:value="48455.78" table:style-name="ce11">
            <text:p>48,455.78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896921" table:style-name="ce10">
            <text:p>43896921</text:p>
          </table:table-cell>
          <table:table-cell office:value-type="float" office:value="230164.62" table:style-name="ce11">
            <text:p>230,164.62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896925" table:style-name="ce10">
            <text:p>43896925</text:p>
          </table:table-cell>
          <table:table-cell office:value-type="float" office:value="28828.799999999999" table:style-name="ce11">
            <text:p>28,828.8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STHREE PARTNERSHIP LLP</text:p>
          </table:table-cell>
          <table:table-cell office:value-type="float" office:value="43896929" table:style-name="ce10">
            <text:p>43896929</text:p>
          </table:table-cell>
          <table:table-cell office:value-type="float" office:value="54810.77" table:style-name="ce11">
            <text:p>54,810.77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896933" table:style-name="ce10">
            <text:p>43896933</text:p>
          </table:table-cell>
          <table:table-cell office:value-type="float" office:value="45427.11" table:style-name="ce11">
            <text:p>45,427.11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896935" table:style-name="ce10">
            <text:p>43896935</text:p>
          </table:table-cell>
          <table:table-cell office:value-type="float" office:value="155497.79999999999" table:style-name="ce11">
            <text:p>155,497.8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896942" table:style-name="ce10">
            <text:p>43896942</text:p>
          </table:table-cell>
          <table:table-cell office:value-type="float" office:value="149761.44" table:style-name="ce11">
            <text:p>149,761.44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3896943" table:style-name="ce10">
            <text:p>43896943</text:p>
          </table:table-cell>
          <table:table-cell office:value-type="float" office:value="237195.6" table:style-name="ce11">
            <text:p>237,195.6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PPL (PRIVATE PUBLIC LTD)</text:p>
          </table:table-cell>
          <table:table-cell office:value-type="float" office:value="43948860" table:style-name="ce10">
            <text:p>43948860</text:p>
          </table:table-cell>
          <table:table-cell office:value-type="float" office:value="52420.37" table:style-name="ce11">
            <text:p>52,420.37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09-30T00:00:00" table:style-name="ce7">
            <text:p>30/09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3979657" table:style-name="ce10">
            <text:p>43979657</text:p>
          </table:table-cell>
          <table:table-cell office:value-type="float" office:value="57197.89" table:style-name="ce11">
            <text:p>57,197.89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number-rows-repeated="19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Sep''22'.$A$1:'Sep''22'.$XFD$2" table:base-cell-address="'Sep''22'.$A$1"/>
        </table:named-expressions>
      </table:table>
      <table:table table:name="Oct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Oct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Consultation Mechanism</text:p>
          </table:table-cell>
          <table:table-cell office:value-type="string" table:style-name="ce8">
            <text:p>Strategy and Intelligence</text:p>
          </table:table-cell>
          <table:table-cell office:value-type="string" table:style-name="ce9">
            <text:p>PICKER INSTITUTE EUROPE</text:p>
          </table:table-cell>
          <table:table-cell office:value-type="float" office:value="43700267" table:style-name="ce10">
            <text:p>43700267</text:p>
          </table:table-cell>
          <table:table-cell office:value-type="float" office:value="146278.75" table:style-name="ce11">
            <text:p>146,278.75</text:p>
          </table:table-cell>
          <table:table-cell office:value-type="string" table:style-name="ce9">
            <text:p>Survey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STHREE PARTNERSHIP LLP</text:p>
          </table:table-cell>
          <table:table-cell office:value-type="float" office:value="43896933" table:style-name="ce10">
            <text:p>43896933</text:p>
          </table:table-cell>
          <table:table-cell office:value-type="float" office:value="227135.55" table:style-name="ce11">
            <text:p>227,135.55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MOLONEY SEARCH LTD</text:p>
          </table:table-cell>
          <table:table-cell office:value-type="float" office:value="43985801" table:style-name="ce10">
            <text:p>43985801</text:p>
          </table:table-cell>
          <table:table-cell office:value-type="float" office:value="55801.2" table:style-name="ce11">
            <text:p>55,801.2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DEPARTMENT OF HEALTH</text:p>
          </table:table-cell>
          <table:table-cell office:value-type="float" office:value="43994588" table:style-name="ce10">
            <text:p>43994588</text:p>
          </table:table-cell>
          <table:table-cell office:value-type="float" office:value="1429655.37" table:style-name="ce11">
            <text:p>1,429,655.37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LITTLE FISH (UK) LTD</text:p>
          </table:table-cell>
          <table:table-cell office:value-type="float" office:value="44010351" table:style-name="ce10">
            <text:p>44010351</text:p>
          </table:table-cell>
          <table:table-cell office:value-type="float" office:value="244524.36" table:style-name="ce11">
            <text:p>244,524.36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FLYFORM LTD</text:p>
          </table:table-cell>
          <table:table-cell office:value-type="float" office:value="44025482" table:style-name="ce10">
            <text:p>44025482</text:p>
          </table:table-cell>
          <table:table-cell office:value-type="float" office:value="281128.32000000001" table:style-name="ce11">
            <text:p>281,128.32</text:p>
          </table:table-cell>
          <table:table-cell office:value-type="string" table:style-name="ce9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HOGG ROBINSON (TRAVEL) LTD</text:p>
          </table:table-cell>
          <table:table-cell office:value-type="float" office:value="44038899" table:style-name="ce10">
            <text:p>44038899</text:p>
          </table:table-cell>
          <table:table-cell office:value-type="float" office:value="49329.23" table:style-name="ce11">
            <text:p>49,329.23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INFOSYS TECHNOLOGIES LTD</text:p>
          </table:table-cell>
          <table:table-cell office:value-type="float" office:value="44039476" table:style-name="ce10">
            <text:p>44039476</text:p>
          </table:table-cell>
          <table:table-cell office:value-type="float" office:value="27909" table:style-name="ce11">
            <text:p>27,909.0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INFOSYS TECHNOLOGIES LTD</text:p>
          </table:table-cell>
          <table:table-cell office:value-type="float" office:value="44041690" table:style-name="ce10">
            <text:p>44041690</text:p>
          </table:table-cell>
          <table:table-cell office:value-type="float" office:value="27909" table:style-name="ce11">
            <text:p>27,909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4070281" table:style-name="ce10">
            <text:p>44070281</text:p>
          </table:table-cell>
          <table:table-cell office:value-type="float" office:value="124200" table:style-name="ce11">
            <text:p>124,20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OMPUTACENTER (UK) LTD</text:p>
          </table:table-cell>
          <table:table-cell office:value-type="float" office:value="44087555" table:style-name="ce10">
            <text:p>44087555</text:p>
          </table:table-cell>
          <table:table-cell office:value-type="float" office:value="70160.899999999994" table:style-name="ce11">
            <text:p>70,160.90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FM Computer Contrac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CAPGEMINI UK PLC</text:p>
          </table:table-cell>
          <table:table-cell office:value-type="float" office:value="44115784" table:style-name="ce10">
            <text:p>44115784</text:p>
          </table:table-cell>
          <table:table-cell office:value-type="float" office:value="47082.29" table:style-name="ce11">
            <text:p>47,082.29</text:p>
          </table:table-cell>
          <table:table-cell office:value-type="string" table:style-name="ce9">
            <text:p>IT Managed Servi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Professional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ALEXANDER MANN SOLUTIONS LTD</text:p>
          </table:table-cell>
          <table:table-cell office:value-type="float" office:value="44146657" table:style-name="ce10">
            <text:p>44146657</text:p>
          </table:table-cell>
          <table:table-cell office:value-type="float" office:value="56502.74" table:style-name="ce11">
            <text:p>56,502.74</text:p>
          </table:table-cell>
          <table:table-cell office:value-type="string" table:style-name="ce9">
            <text:p>Professional servic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Experts by Experi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HOICE SUPPORT</text:p>
          </table:table-cell>
          <table:table-cell office:value-type="float" office:value="44146940" table:style-name="ce10">
            <text:p>44146940</text:p>
          </table:table-cell>
          <table:table-cell office:value-type="float" office:value="221864.58" table:style-name="ce11">
            <text:p>221,864.58</text:p>
          </table:table-cell>
          <table:table-cell office:value-type="string" table:style-name="ce9">
            <text:p>Acting Together - Involvem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OVERNMENT LEGAL DEPARTMENT(GLD)</text:p>
          </table:table-cell>
          <table:table-cell office:value-type="float" office:value="44158335" table:style-name="ce10">
            <text:p>44158335</text:p>
          </table:table-cell>
          <table:table-cell office:value-type="float" office:value="28928.639999999999" table:style-name="ce11">
            <text:p>28,928.64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Computer Software Licences and Support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BLUE PRISM LTD</text:p>
          </table:table-cell>
          <table:table-cell office:value-type="float" office:value="44185668" table:style-name="ce10">
            <text:p>44185668</text:p>
          </table:table-cell>
          <table:table-cell office:value-type="float" office:value="162720" table:style-name="ce11">
            <text:p>162,720.00</text:p>
          </table:table-cell>
          <table:table-cell office:value-type="string" table:style-name="ce9">
            <text:p>Computer Software Licences and Suppor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4200290" table:style-name="ce10">
            <text:p>44200290</text:p>
          </table:table-cell>
          <table:table-cell office:value-type="float" office:value="448571.88" table:style-name="ce11">
            <text:p>448,571.88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Rents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NATIONAL INSTITUTE FOR HEALTH&amp;CLINICAL EXCELLENCE</text:p>
          </table:table-cell>
          <table:table-cell office:value-type="float" office:value="44226024" table:style-name="ce10">
            <text:p>44226024</text:p>
          </table:table-cell>
          <table:table-cell office:value-type="float" office:value="26675" table:style-name="ce11">
            <text:p>26,675.00</text:p>
          </table:table-cell>
          <table:table-cell office:value-type="string" table:style-name="ce9">
            <text:p>Ren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KPMG LLP</text:p>
          </table:table-cell>
          <table:table-cell office:value-type="float" office:value="44229418" table:style-name="ce10">
            <text:p>44229418</text:p>
          </table:table-cell>
          <table:table-cell office:value-type="float" office:value="146173.98000000001" table:style-name="ce11">
            <text:p>146,173.98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Intangible Asset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ISSKI LTD</text:p>
          </table:table-cell>
          <table:table-cell office:value-type="float" office:value="44241418" table:style-name="ce10">
            <text:p>44241418</text:p>
          </table:table-cell>
          <table:table-cell office:value-type="float" office:value="41040" table:style-name="ce11">
            <text:p>41,040.00</text:p>
          </table:table-cell>
          <table:table-cell office:value-type="string" table:style-name="ce9">
            <text:p>Intangible Asset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4250009" table:style-name="ce10">
            <text:p>44250009</text:p>
          </table:table-cell>
          <table:table-cell office:value-type="float" office:value="540000" table:style-name="ce11">
            <text:p>540,0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4250011" table:style-name="ce10">
            <text:p>44250011</text:p>
          </table:table-cell>
          <table:table-cell office:value-type="float" office:value="64500" table:style-name="ce11">
            <text:p>64,5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DBS Service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DISCLOSURE &amp; BARRING SERVICE</text:p>
          </table:table-cell>
          <table:table-cell office:value-type="float" office:value="44271047" table:style-name="ce10">
            <text:p>44271047</text:p>
          </table:table-cell>
          <table:table-cell office:value-type="float" office:value="56088" table:style-name="ce11">
            <text:p>56,088.00</text:p>
          </table:table-cell>
          <table:table-cell office:value-type="string" table:style-name="ce9">
            <text:p>Disclosure &amp; Barring Service Check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Travel and Subsistence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TRAINLINE.COM LTD</text:p>
          </table:table-cell>
          <table:table-cell office:value-type="float" office:value="44271049" table:style-name="ce10">
            <text:p>44271049</text:p>
          </table:table-cell>
          <table:table-cell office:value-type="float" office:value="101542.7" table:style-name="ce11">
            <text:p>101,542.70</text:p>
          </table:table-cell>
          <table:table-cell office:value-type="string" table:style-name="ce9">
            <text:p>Travel and Subsistenc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Transformation</text:p>
          </table:table-cell>
          <table:table-cell office:value-type="string" table:style-name="ce9">
            <text:p>AVANADE UK LTD</text:p>
          </table:table-cell>
          <table:table-cell office:value-type="float" office:value="44272599" table:style-name="ce10">
            <text:p>44272599</text:p>
          </table:table-cell>
          <table:table-cell office:value-type="float" office:value="1260000" table:style-name="ce11">
            <text:p>1,260,000.0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Conferences and Seminars</text:p>
          </table:table-cell>
          <table:table-cell office:value-type="string" table:style-name="ce8">
            <text:p>Commission Wide</text:p>
          </table:table-cell>
          <table:table-cell office:value-type="string" table:style-name="ce9">
            <text:p>CALDER CONFERENCES LTD</text:p>
          </table:table-cell>
          <table:table-cell office:value-type="float" office:value="44285872" table:style-name="ce10">
            <text:p>44285872</text:p>
          </table:table-cell>
          <table:table-cell office:value-type="float" office:value="37526.120000000003" table:style-name="ce11">
            <text:p>37,526.12</text:p>
          </table:table-cell>
          <table:table-cell office:value-type="string" table:style-name="ce9">
            <text:p>Conferences and Seminar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ATENBYSANDERSON LTD</text:p>
          </table:table-cell>
          <table:table-cell office:value-type="float" office:value="44289611" table:style-name="ce10">
            <text:p>44289611</text:p>
          </table:table-cell>
          <table:table-cell office:value-type="float" office:value="101640" table:style-name="ce11">
            <text:p>101,640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Agency Staff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GATENBYSANDERSON LTD</text:p>
          </table:table-cell>
          <table:table-cell office:value-type="float" office:value="44289616" table:style-name="ce10">
            <text:p>44289616</text:p>
          </table:table-cell>
          <table:table-cell office:value-type="float" office:value="30870" table:style-name="ce11">
            <text:p>30,870.00</text:p>
          </table:table-cell>
          <table:table-cell office:value-type="string" table:style-name="ce9">
            <text:p>Agency Staff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Legal / Professional Fees</text:p>
          </table:table-cell>
          <table:table-cell office:value-type="string" table:style-name="ce8">
            <text:p>Strategy &amp; Intelligence</text:p>
          </table:table-cell>
          <table:table-cell office:value-type="string" table:style-name="ce9">
            <text:p>KPMG LLP</text:p>
          </table:table-cell>
          <table:table-cell office:value-type="float" office:value="44340369" table:style-name="ce10">
            <text:p>44340369</text:p>
          </table:table-cell>
          <table:table-cell office:value-type="float" office:value="35090.400000000001" table:style-name="ce11">
            <text:p>35,090.40</text:p>
          </table:table-cell>
          <table:table-cell office:value-type="string" table:style-name="ce9">
            <text:p>Contracted Lawyers/Legal Fe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Department of Health</text:p>
          </table:table-cell>
          <table:table-cell office:value-type="string" table:style-name="ce6">
            <text:p>Care Quality Commission</text:p>
          </table:table-cell>
          <table:table-cell office:value-type="date" office:date-value="2022-10-31T00:00:00" table:style-name="ce7">
            <text:p>31/10/2022</text:p>
          </table:table-cell>
          <table:table-cell office:value-type="string" table:style-name="ce6">
            <text:p>Recruitment</text:p>
          </table:table-cell>
          <table:table-cell office:value-type="string" table:style-name="ce8">
            <text:p>Customer &amp; Corporate Services</text:p>
          </table:table-cell>
          <table:table-cell office:value-type="string" table:style-name="ce9">
            <text:p>MOLONEY SEARCH LTD</text:p>
          </table:table-cell>
          <table:table-cell office:value-type="float" office:value="44340374" table:style-name="ce10">
            <text:p>44340374</text:p>
          </table:table-cell>
          <table:table-cell office:value-type="float" office:value="55801.2" table:style-name="ce11">
            <text:p>55,801.20</text:p>
          </table:table-cell>
          <table:table-cell office:value-type="string" table:style-name="ce9">
            <text:p>Recruitment</text:p>
          </table:table-cell>
          <table:table-cell table:number-columns-repeated="16375"/>
        </table:table-row>
        <table:table-row table:number-rows-repeated="2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Oct''22'.$A$1:'Oct''22'.$XFD$2" table:base-cell-address="'Oct''22'.$A$1"/>
        </table:named-expressions>
      </table:table>
      <table:table table:name="Nov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Nov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number-rows-repeated="5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Nov''22'.$A$1:'Nov''22'.$XFD$2" table:base-cell-address="'Nov''22'.$A$1"/>
        </table:named-expressions>
      </table:table>
      <table:table table:name="Dec'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ec '2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number-rows-repeated="5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Dec''22'.$A$1:'Dec''22'.$XFD$2" table:base-cell-address="'Dec''22'.$A$1"/>
        </table:named-expressions>
      </table:table>
      <table:table table:name="Jan'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Jan '2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number-rows-repeated="5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Jan''23'.$A$1:'Jan''23'.$XFD$2" table:base-cell-address="'Jan''23'.$A$1"/>
        </table:named-expressions>
      </table:table>
      <table:table table:name="Feb'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Feb '2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number-rows-repeated="50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Titles" table:cell-range-address="'Feb''23'.$A$1:'Feb''23'.$XFD$2" table:base-cell-address="'Feb''23'.$A$1"/>
        </table:named-expressions>
      </table:table>
      <table:table table:name="Mar'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Mar '2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amily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xpense Type</text:p>
          </table:table-cell>
          <table:table-cell office:value-type="string" table:style-name="ce4">
            <text:p>Expense Area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Transaction Number</text:p>
          </table:table-cell>
          <table:table-cell office:value-type="string" table:style-name="ce4">
            <text:p>Amount (£)</text:p>
          </table:table-cell>
          <table:table-cell office:value-type="string" table:style-name="ce4">
            <text:p>Description</text:p>
          </table:table-cell>
          <table:table-cell table:number-columns-repeated="16375"/>
        </table:table-row>
        <table:table-row table:number-rows-repeated="74" table:style-name="ro1">
          <table:table-cell table:style-name="ce5"/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style-name="ce10"/>
          <table:table-cell table:style-name="ce11"/>
          <table:table-cell table:style-name="ce9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499" table:style-name="ro3">
          <table:table-cell table:number-columns-repeated="16384"/>
        </table:table-row>
        <table:named-expressions>
          <table:named-range table:name="Print_Titles" table:cell-range-address="'Mar''23'.$A$1:'Mar''23'.$XFD$2" table:base-cell-address="'Mar''23'.$A$1"/>
        </table:named-expressions>
      </table:table>
      <table:database-ranges>
        <table:database-range table:target-range-address="'Apr''22'.A2:'Apr''22'.I50" table:display-filter-buttons="true"/>
        <table:database-range table:target-range-address="'May''22'.A2:'May''22'.I36" table:display-filter-buttons="true"/>
        <table:database-range table:target-range-address="'Jun''22'.A2:'Jun''22'.I50" table:display-filter-buttons="true"/>
        <table:database-range table:target-range-address="'Jul''22'.A2:'Jul''22'.I50" table:display-filter-buttons="true"/>
        <table:database-range table:target-range-address="'Aug''22'.A2:'Aug''22'.I57" table:display-filter-buttons="true"/>
        <table:database-range table:target-range-address="'Sep''22'.A2:'Sep''22'.I50" table:display-filter-buttons="true"/>
        <table:database-range table:target-range-address="'Oct''22'.A2:'Oct''22'.I50" table:display-filter-buttons="true"/>
        <table:database-range table:target-range-address="'Nov''22'.A2:'Nov''22'.I50" table:display-filter-buttons="true"/>
        <table:database-range table:target-range-address="'Dec''22'.A2:'Dec''22'.I50" table:display-filter-buttons="true"/>
        <table:database-range table:target-range-address="'Jan''23'.A2:'Jan''23'.I50" table:display-filter-buttons="true"/>
        <table:database-range table:target-range-address="'Feb''23'.A2:'Feb''23'.I50" table:display-filter-buttons="true"/>
        <table:database-range table:target-range-address="'Mar''23'.A2:'Mar''23'.I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Segoe UI" style:font-name-asian="Segoe UI" style:font-name-complex="Segoe UI" fo:font-size="10pt" style:font-size-asian="10pt" style:font-size-complex="10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Segoe UI" style:font-name-asian="Segoe UI" style:font-name-complex="Segoe UI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Segoe UI" style:font-name-asian="Segoe UI" style:font-name-complex="Segoe UI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51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  <style:page-layout style:name="pm2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66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meta:initial-creator>Mike Singleton</meta:initial-creator>
    <dc:creator>Gauld, Chris</dc:creator>
    <meta:creation-date>2016-05-27T09:12:18Z</meta:creation-date>
    <dc:date>2022-11-08T10:12:00Z</dc:date>
    <meta:print-date>2018-06-08T14:56:39Z</meta:print-date>
    <meta:user-defined meta:name="ContentTypeId">0x010100480EA4E9A0D10A4B86B174D08978D5EB</meta:user-defined>
    <meta:user-defined meta:name="Order" meta:value-type="float">100</meta:user-defined>
  </office:meta>
</office:document-meta>
</file>